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Standard" style:list-style-name="L1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14e1f2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Text_20_body">
      <style:text-properties officeooo:rsid="00259631" officeooo:paragraph-rsid="00259631"/>
    </style:style>
    <style:style style:name="P8" style:family="paragraph" style:parent-style-name="Standard" style:list-style-name="L2">
      <style:text-properties officeooo: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296763" officeooo:paragraph-rsid="00296763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29e839" officeooo:paragraph-rsid="0029e839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Heading_20_2">
      <style:text-properties officeooo:rsid="0022c645" officeooo:paragraph-rsid="0022c645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11fb72" officeooo:paragraph-rsid="0022de97"/>
    </style:style>
    <style:style style:name="P39" style:family="paragraph" style:parent-style-name="Standard" style:list-style-name="L1">
      <style:text-properties officeooo:rsid="001e1e44" officeooo:paragraph-rsid="0014e1f2"/>
    </style:style>
    <style:style style:name="P40" style:family="paragraph" style:parent-style-name="Heading_20_2">
      <style:text-properties officeooo:paragraph-rsid="00296763"/>
    </style:style>
    <style:style style:name="P41" style:family="paragraph" style:parent-style-name="Text_20_body">
      <style:text-properties officeooo:rsid="002729f6" officeooo:paragraph-rsid="002729f6"/>
    </style:style>
    <style:style style:name="P42" style:family="paragraph" style:parent-style-name="Standard" style:list-style-name="L10">
      <style:text-properties officeooo:rsid="002729f6" officeooo:paragraph-rsid="00296763"/>
    </style:style>
    <style:style style:name="P43" style:family="paragraph" style:parent-style-name="Standard" style:list-style-name="L10">
      <style:text-properties officeooo:rsid="0022de97" officeooo:paragraph-rsid="002729f6"/>
    </style:style>
    <style:style style:name="P44" style:family="paragraph" style:parent-style-name="Standard">
      <style:text-properties officeooo:rsid="002c4cca" officeooo:paragraph-rsid="002c4cca"/>
    </style:style>
    <style:style style:name="P45" style:family="paragraph" style:parent-style-name="Standard">
      <style:text-properties officeooo:rsid="002adef1" officeooo:paragraph-rsid="002adef1"/>
    </style:style>
    <style:style style:name="P46" style:family="paragraph" style:parent-style-name="Standard">
      <style:text-properties fo:font-weight="bold" officeooo:rsid="002deb15" officeooo:paragraph-rsid="002deb15" style:font-weight-asian="bold" style:font-weight-complex="bold"/>
    </style:style>
    <style:style style:name="P47" style:family="paragraph" style:parent-style-name="Standard">
      <style:text-properties fo:font-weight="normal" officeooo:rsid="002deb15" officeooo:paragraph-rsid="002deb15" style:font-weight-asian="normal" style:font-weight-complex="normal"/>
    </style:style>
    <style:style style:name="P48" style:family="paragraph" style:parent-style-name="Standard">
      <style:text-properties fo:font-weight="normal" officeooo:rsid="002c4cca" officeooo:paragraph-rsid="002c4cca" style:font-weight-asian="normal" style:font-weight-complex="normal"/>
    </style:style>
    <style:style style:name="P49" style:family="paragraph" style:parent-style-name="Standard">
      <style:text-properties officeooo:rsid="0027bf00" officeooo:paragraph-rsid="0027bf00"/>
    </style:style>
    <style:style style:name="P50" style:family="paragraph" style:parent-style-name="Standard">
      <style:text-properties fo:color="#ff4000" loext:opacity="100%" officeooo:rsid="0027bf00" officeooo:paragraph-rsid="0027bf00"/>
    </style:style>
    <style:style style:name="P51" style:family="paragraph" style:parent-style-name="Standard">
      <style:text-properties style:text-line-through-style="solid" style:text-line-through-type="single" officeooo:rsid="0027bf00" officeooo:paragraph-rsid="0027bf00"/>
    </style:style>
    <style:style style:name="P52" style:family="paragraph" style:parent-style-name="Standard">
      <style:text-properties style:text-line-through-style="solid" style:text-line-through-type="single" officeooo:rsid="0011fb72" officeooo:paragraph-rsid="001aacf0"/>
    </style:style>
    <style:style style:name="P53" style:family="paragraph" style:parent-style-name="Heading_20_2">
      <style:text-properties officeooo:rsid="0022de97" officeooo:paragraph-rsid="0022de97"/>
    </style:style>
    <style:style style:name="P54" style:family="paragraph" style:parent-style-name="Standard">
      <style:text-properties officeooo:rsid="001747a7" officeooo:paragraph-rsid="0022de97"/>
    </style:style>
    <style:style style:name="P55" style:family="paragraph" style:parent-style-name="Standard">
      <style:text-properties officeooo:rsid="001747a7" officeooo:paragraph-rsid="001747a7"/>
    </style:style>
    <style:style style:name="P56" style:family="paragraph" style:parent-style-name="Standard" style:list-style-name="L11">
      <style:text-properties officeooo:rsid="001747a7" officeooo:paragraph-rsid="001747a7"/>
    </style:style>
    <style:style style:name="P57" style:family="paragraph" style:parent-style-name="Standard">
      <style:text-properties officeooo:rsid="0035c973" officeooo:paragraph-rsid="0035c973"/>
    </style:style>
    <style:style style:name="P58" style:family="paragraph" style:parent-style-name="Standard" style:list-style-name="L11">
      <style:text-properties fo:color="#ff4000" loext:opacity="100%" officeooo:rsid="0035c973" officeooo:paragraph-rsid="0035c973"/>
    </style:style>
    <style:style style:name="P59" style:family="paragraph" style:parent-style-name="Standard">
      <style:text-properties fo:color="#ff4000" loext:opacity="100%" officeooo:rsid="001747a7" officeooo:paragraph-rsid="001747a7"/>
    </style:style>
    <style:style style:name="P60" style:family="paragraph" style:parent-style-name="Standard" style:list-style-name="L12">
      <style:text-properties officeooo:rsid="001759eb" officeooo:paragraph-rsid="001759eb"/>
    </style:style>
    <style:style style:name="P61" style:family="paragraph" style:parent-style-name="Standard" style:list-style-name="L12">
      <style:text-properties officeooo:rsid="0036311d" officeooo:paragraph-rsid="0036311d"/>
    </style:style>
    <style:style style:name="P62" style:family="paragraph" style:parent-style-name="Standard" style:list-style-name="L12">
      <style:text-properties officeooo:rsid="002e5429" officeooo:paragraph-rsid="002e5429"/>
    </style:style>
    <style:style style:name="P63" style:family="paragraph" style:parent-style-name="Standard" style:list-style-name="L12">
      <style:text-properties officeooo:rsid="0018ae65" officeooo:paragraph-rsid="0018ae65"/>
    </style:style>
    <style:style style:name="P64" style:family="paragraph" style:parent-style-name="Standard" style:list-style-name="L12">
      <style:text-properties officeooo:rsid="002729f6" officeooo:paragraph-rsid="002729f6"/>
    </style:style>
    <style:style style:name="P65" style:family="paragraph" style:parent-style-name="Standard">
      <style:text-properties officeooo:rsid="002729f6" officeooo:paragraph-rsid="002729f6"/>
    </style:style>
    <style:style style:name="P66" style:family="paragraph" style:parent-style-name="Text_20_body">
      <style:text-properties officeooo:rsid="002fddb0" officeooo:paragraph-rsid="002fddb0"/>
    </style:style>
    <style:style style:name="P67" style:family="paragraph" style:parent-style-name="Standard" style:list-style-name="L12">
      <style:text-properties officeooo:paragraph-rsid="001759eb"/>
    </style:style>
    <style:style style:name="P68" style:family="paragraph" style:parent-style-name="Standard" style:list-style-name="L12">
      <style:text-properties officeooo:rsid="001759eb" officeooo:paragraph-rsid="00337d5d"/>
    </style:style>
    <style:style style:name="P69" style:family="paragraph" style:parent-style-name="Standard" style:list-style-name="L12">
      <style:text-properties officeooo:rsid="00394dd0" officeooo:paragraph-rsid="00394dd0"/>
    </style:style>
    <style:style style:name="P70" style:family="paragraph" style:parent-style-name="Standard" style:list-style-name="L12">
      <style:text-properties officeooo:rsid="00337d5d" officeooo:paragraph-rsid="00337d5d"/>
    </style:style>
    <style:style style:name="P71" style:family="paragraph" style:parent-style-name="Standard">
      <style:text-properties officeooo:rsid="001759eb" officeooo:paragraph-rsid="001759eb"/>
    </style:style>
    <style:style style:name="P72" style:family="paragraph" style:parent-style-name="Standard">
      <style:text-properties officeooo:rsid="00337d5d" officeooo:paragraph-rsid="00337d5d"/>
    </style:style>
    <style:style style:name="P73" style:family="paragraph" style:parent-style-name="Standard" style:list-style-name="L13">
      <style:text-properties officeooo:rsid="00337d5d" officeooo:paragraph-rsid="00337d5d"/>
    </style:style>
    <style:style style:name="P74" style:family="paragraph" style:parent-style-name="Standard" style:list-style-name="L14">
      <style:text-properties officeooo:rsid="00337d5d" officeooo:paragraph-rsid="00337d5d"/>
    </style:style>
    <style:style style:name="P75" style:family="paragraph" style:parent-style-name="Standard" style:list-style-name="L4">
      <style:text-properties officeooo:rsid="00337d5d" officeooo:paragraph-rsid="00337d5d"/>
    </style:style>
    <style:style style:name="P76" style:family="paragraph" style:parent-style-name="Standard" style:list-style-name="L4">
      <style:text-properties officeooo:rsid="001759eb" officeooo:paragraph-rsid="00337d5d"/>
    </style:style>
    <style:style style:name="P77" style:family="paragraph" style:parent-style-name="Standard" style:list-style-name="L12">
      <style:text-properties officeooo:rsid="001759eb" officeooo:paragraph-rsid="0031e77a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officeooo:rsid="001e1e44"/>
    </style:style>
    <style:style style:name="T13" style:family="text">
      <style:text-properties officeooo:rsid="003bb17d"/>
    </style:style>
    <style:style style:name="T14" style:family="text">
      <style:text-properties officeooo:rsid="002729f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2c645" style:font-weight-asian="normal" style:font-weight-complex="normal"/>
    </style:style>
    <style:style style:name="T18" style:family="text">
      <style:text-properties fo:color="#ff4000" loext:opacity="100%"/>
    </style:style>
    <style:style style:name="T19" style:family="text">
      <style:text-properties fo:color="#ff4000" loext:opacity="100%" officeooo:rsid="0036beba"/>
    </style:style>
    <style:style style:name="T20" style:family="text">
      <style:text-properties officeooo:rsid="0029e839"/>
    </style:style>
    <style:style style:name="T21" style:family="text">
      <style:text-properties officeooo:rsid="002e5429"/>
    </style:style>
    <style:style style:name="T22" style:family="text">
      <style:text-properties officeooo:rsid="001759eb"/>
    </style:style>
    <style:style style:name="T23" style:family="text">
      <style:text-properties officeooo:rsid="00337d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Heading_20_1" text:outline-level="1"><text:bookmark-start text:name="__RefHeading___Toc657_1902562780"/>Begrifflichkeiten<text:bookmark-end text:name="__RefHeading___Toc657_1902562780"/></text:h>
      <text:list xml:id="list1245288567" text:style-name="L1">
        <text:list-item>
          <text:p text:style-name="P4">Schaltgleis (Auslösung durch Schleifer)</text:p>
          <text:list>
            <text:list-item>
              <text:p text:style-name="P4">Schaltkontakt (z.B. vor Bahnübergang, Tunnelportal)</text:p>
            </text:list-item>
            <text:list-item>
              <text:p text:style-name="P5">Bremskontakt 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5">Kontaktgleis <text:span text:style-name="T1">(Auslösung durch Radsatz)</text:span></text:p>
          <text:list>
            <text:list-item>
              <text:p text:style-name="P5">Blockkontakt (vor Signal, <text:span text:style-name="T2">Block belegt</text:span>)</text:p>
              <text:p text:style-name="P4"/>
            </text:list-item>
          </text:list>
        </text:list-item>
      </text:list>
      <text:h text:style-name="Heading_20_1" text:outline-level="1">Beschreibung</text:h>
      <text:h text:style-name="P3" text:outline-level="2"><text:bookmark-start text:name="__RefHeading___Toc595_1902562780"/>Befehl<text:bookmark-end text:name="__RefHeading___Toc595_1902562780"/></text:h>
      <text:p text:style-name="P7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8"/>
        </text:list-header>
      </text:list>
      <text:list text:style-name="L3">
        <text:list-item>
          <text:p text:style-name="P9">Zughalt</text:p>
        </text:list-item>
        <text:list-item>
          <text:p text:style-name="P9">Geschwindigkeit</text:p>
        </text:list-item>
        <text:list-item>
          <text:p text:style-name="P9">Nachrichten an MoBa-Server</text:p>
        </text:list-item>
        <text:list-item>
          <text:p text:style-name="P9">Weichen, Signale und sonstige Magnetartikel</text:p>
        </text:list-item>
        <text:list-item>
          <text:p text:style-name="P9">Beleuchtung, Animation und sonstiges</text:p>
        </text:list-item>
      </text:list>
      <text:p text:style-name="P10"/>
      <text:p text:style-name="P11">Es existieren folgende Befehle:</text:p>
      <text:p text:style-name="P10"/>
      <text:list xml:id="list1186702233" text:style-name="L4">
        <text:list-item>
          <text:p text:style-name="P12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3">Ausgang an / aus (z.B.<text:span text:style-name="T5"> Beleuchtung, Funktionsartikel</text:span>)</text:p>
        </text:list-item>
        <text:list-item>
          <text:p text:style-name="P14">Fahrstr<text:span text:style-name="T1">aße schalten</text:span></text:p>
        </text:list-item>
        <text:list-item>
          <text:p text:style-name="P15">Fahrstraßenfreigabe</text:p>
        </text:list-item>
        <text:list-item>
          <text:p text:style-name="P16">Leerbefehl (ohne weitere Funktion)</text:p>
        </text:list-item>
        <text:list-item>
          <text:p text:style-name="P15"><text:soft-page-break/>Blockfreigabe</text:p>
        </text:list-item>
        <text:list-item>
          <text:p text:style-name="P17">Verzögerung ohne GlobalTimer (z.B. verzögertes Abbremsen für kurze Züge vor Signal)</text:p>
        </text:list-item>
        <text:list-item>
          <text:p text:style-name="P18">Verzögerung in Millisekunden <text:span text:style-name="T6">mit GlobalTimer-Multiplikator</text:span></text:p>
        </text:list-item>
        <text:list-item>
          <text:p text:style-name="P19">Geschwindigkeit Lok</text:p>
        </text:list-item>
        <text:list-item>
          <text:p text:style-name="P19">Fahrtrichtung Lok</text:p>
        </text:list-item>
        <text:list-item>
          <text:p text:style-name="P19">Halt Lok</text:p>
        </text:list-item>
        <text:list-item>
          <text:p text:style-name="P19">Funktion Lok</text:p>
          <text:list>
            <text:list-item>
              <text:p text:style-name="P19">Spitzensignal / Schlußleuchten</text:p>
            </text:list-item>
            <text:list-item>
              <text:p text:style-name="P19">Motorengeräusch</text:p>
            </text:list-item>
            <text:list-item>
              <text:p text:style-name="P19">Innenbeleuchtung</text:p>
            </text:list-item>
            <text:list-item>
              <text:p text:style-name="P19">Pantograph</text:p>
            </text:list-item>
            <text:list-item>
              <text:p text:style-name="P19">Hupe / Pfeife</text:p>
            </text:list-item>
            <text:list-item>
              <text:p text:style-name="P19">Bimmel</text:p>
            </text:list-item>
          </text:list>
        </text:list-item>
        <text:list-item>
          <text:p text:style-name="P19">Funktion Waggon</text:p>
          <text:list>
            <text:list-item>
              <text:p text:style-name="P19">Spitzensignal / Schlußleuchten</text:p>
            </text:list-item>
            <text:list-item>
              <text:p text:style-name="P19">Innenbeleuchtung</text:p>
            </text:list-item>
            <text:list-item>
              <text:p text:style-name="P19">Sonderfunktionen</text:p>
            </text:list-item>
          </text:list>
        </text:list-item>
      </text:list>
      <text:p text:style-name="P10"/>
      <text:p text:style-name="P20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7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3">Befehlsketten werden entweder einmalig (Fahrstraßensteuerung) oder wiederkehrend ausgeführt (z.B. Bahnübergang)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10">(</text:span>vor Bahnübergang<text:span text:style-name="T10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10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<text:soft-page-break/>[LOKFUNKTION LICHT AUS]</text:p>
        </text:list-item>
      </text:list>
      <text:p text:style-name="P27"/>
      <text:h text:style-name="P33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1245288567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2">(moba-server)</text:span></text:p>
            </text:list-item>
            <text:list-item>
              <text:p text:style-name="P38">Fahrplan</text:p>
            </text:list-item>
          </text:list>
          <text:p text:style-name="P39"/>
        </text:list-item>
      </text:list>
      <text:p text:style-name="P25"/>
      <text:h text:style-name="P40" text:outline-level="2">Befehlskettenliste / Teilfahrplan</text:h>
      <text:p text:style-name="P41">Kobiniert Auslösegrund mit einer Befehlskette. Hier werden <text:span text:style-name="T13">2</text:span> Arten von Listen unterschieden:</text:p>
      <text:list text:style-name="L10">
        <text:list-item>
          <text:p text:style-name="P42">Nur Kontakt</text:p>
        </text:list-item>
        <text:list-item>
          <text:p text:style-name="P43"><text:span text:style-name="T14">Sofort</text:span><text:line-break/></text:p>
        </text:list-item>
      </text:list>
      <text:p text:style-name="P44"/>
      <text:p text:style-name="P44"><text:span text:style-name="T15">Anmerkung: </text:span><text:span text:style-name="T16">Kontakte sind immer Fahrtrichtungsabhängig. D.h wird ein Gleis beidseitig befahren sind am Rückmeldemodul für ein </text:span><text:span text:style-name="T17">Schaltgleis </text:span><text:span text:style-name="T16">2 Eingänge zu belegen.</text:span></text:p>
      <text:p text:style-name="P45"/>
      <text:p text:style-name="P46">Beispiel:</text:p>
      <text:p text:style-name="P47">Kontaktauslösung für einen Lokpfiff</text:p>
      <text:p text:style-name="P48"/>
      <text:p text:style-name="P48"/>
      <text:p text:style-name="P49"><text:span text:style-name="T18">ACHTUNG: </text:span><text:span text:style-name="T19">Allen Kontakten muss mindestens eine Befehlsliste aufweisen (zur Not: Void, wiederkehrend) Somit kann</text:span><text:span text:style-name="T18"> Untersch</text:span><text:span text:style-name="T19">ieden werden</text:span><text:span text:style-name="T18">, ob Kontakt z.B. Taster oder Block/Bremskontakt. Wenn </text:span><text:span text:style-name="T19">Kontakt nirgends hinterlegt, dann Nothalt </text:span></text:p>
      <text:p text:style-name="P50"/>
      <text:p text:style-name="P51">Zum ersten <text:span text:style-name="T20">und zweiten </text:span>Fall: Aus dem “BreakVetor“ LocId ermitteln. Mit LocId Befehlskettenlist ermitteln. Kontaktid muss Element an erster Stelle sein.</text:p>
      <text:p text:style-name="P52"/>
      <text:h text:style-name="P53" text:outline-level="2"><text:bookmark-start text:name="__RefHeading___Toc665_1902562780"/>Fahrplan<text:bookmark-end text:name="__RefHeading___Toc665_1902562780"/></text:h>
      <text:p text:style-name="P54">Fahrauftrag für einen Zug von Punkt 1 nach Punkt 2, z.B. von Bahnhof nach Schattenbahnhof</text:p>
      <text:p text:style-name="P55"/>
      <text:list text:style-name="L11">
        <text:list-item>
          <text:p text:style-name="P56"><text:soft-page-break/>Besteht aus mehreren Teilfahrplänen</text:p>
        </text:list-item>
        <text:list-item>
          <text:p text:style-name="P56">Ist an eine Uhrzeit (GlobalTimerEvent) gebunden</text:p>
        </text:list-item>
      </text:list>
      <text:p text:style-name="P57">Todo:</text:p>
      <text:list text:continue-numbering="true" text:style-name="L11">
        <text:list-item>
          <text:p text:style-name="P58">Für Verspätungen benötigen wir eine Spalte delay: Wenn Abfahr 15:30, aber Zug noch nicht da dann delay = 5 → Abfahrt 15:35 damit Zug nicht sofort aus dem Bahnhof fährt sondern dort 5 Minuten wartet</text:p>
        </text:list-item>
        <text:list-item>
          <text:p text:style-name="P58">Achtung: Müssen die Geschwindigkeiten angepasst werden wenn sich GlobalTimer-Tick ändert?</text:p>
        </text:list-item>
      </text:list>
      <text:p text:style-name="P59"/>
      <text:h text:style-name="Heading_20_2" text:outline-level="2"><text:bookmark-start text:name="__RefHeading___Toc667_1902562780"/>Todo<text:bookmark-end text:name="__RefHeading___Toc667_1902562780"/></text:h>
      <text:list xml:id="list491244261" text:style-name="L12">
        <text:list-item>
          <text:p text:style-name="P60">Fahrtrichtungswechsel</text:p>
        </text:list-item>
        <text:list-item>
          <text:p text:style-name="P60">Fliegende Überholung</text:p>
        </text:list-item>
        <text:list-item>
          <text:p text:style-name="P60">Kurswagen</text:p>
        </text:list-item>
        <text:list-item>
          <text:p text:style-name="P60">Rangierzug</text:p>
        </text:list-item>
        <text:list-item>
          <text:p text:style-name="P60">Nebenbahn</text:p>
        </text:list-item>
        <text:list-item>
          <text:p text:style-name="P60">Verklemmungserkennung (eingleisige Nebenbahn)</text:p>
        </text:list-item>
        <text:list-item>
          <text:p text:style-name="P61">Verspätungen</text:p>
        </text:list-item>
        <text:list-item>
          <text:p text:style-name="P61">Ungeplanter Zugverkehr</text:p>
        </text:list-item>
        <text:list-item>
          <text:p text:style-name="P60">Lokwechsel</text:p>
        </text:list-item>
        <text:list-item>
          <text:p text:style-name="P60">Lokfahrt ins Betriebswerk</text:p>
        </text:list-item>
        <text:list-item>
          <text:p text:style-name="P62">Befehlslisten wieder entfernen (GlobalTimerEvent, Blocksystem)</text:p>
        </text:list-item>
        <text:list-item>
          <text:p text:style-name="P63">Dunkeltastung =&gt; Kontakte, die Betätigt werden aber keine Funktion (mehr) ausführen. z.B 2ter Schleifer über Bremskontakt, erster Blockkontakt bei in beide Richtung befahrener Block <text:span text:style-name="T21">(VOID-Befehl, wiederkehrend → Achtung: Hier müssen wir wissen, wie viele Schleifer – mindestens 2 der Zug aufweist.)</text:span></text:p>
        </text:list-item>
        <text:list-item>
          <text:p text:style-name="P64"/>
        </text:list-item>
      </text:list>
      <text:p text:style-name="P65"/>
      <text:p text:style-name="P65">BreakeVector umbenennen: Hier erfolgt die Zuordnung Kontakt / LocId </text:p>
      <text:p text:style-name="P65"/>
      <text:h text:style-name="Heading_20_3" text:outline-level="3"><text:span text:style-name="T21">Liste</text:span> der <text:span text:style-name="T21">Befehle</text:span></text:h>
      <text:p text:style-name="Text_20_body"/>
      <text:p text:style-name="P66">Central Station</text:p>
      <text:list xml:id="list71629329312364" text:continue-numbering="true" text:style-name="L12">
        <text:list-item>
          <text:p text:style-name="P67"><text:bookmark-start text:name="__DdeLink__553_1232053315"/><text:span text:style-name="T22">LOK_NOTHALT<text:tab/><text:tab/><text:tab/></text:span><text:span text:style-name="T23">[int: addr] </text:span></text:p>
        </text:list-item>
        <text:list-item>
          <text:p text:style-name="P68">LOK_GESCHWINDIGKEIT<text:tab/><text:span text:style-name="T23">int: speed, [int: addr]</text:span></text:p>
        </text:list-item>
        <text:list-item>
          <text:p text:style-name="P69">LOK_VORWÄRTS<text:tab/><text:tab/><text:tab/><text:span text:style-name="T23">[int: addr]</text:span></text:p>
        </text:list-item>
        <text:list-item>
          <text:p text:style-name="P69">LOK_RÜCKWÄRTS<text:tab/><text:tab/><text:tab/><text:span text:style-name="T23">[int: addr]</text:span></text:p>
        </text:list-item>
        <text:list-item>
          <text:p text:style-name="P68">LOK_FUNKTION_AN_*<text:tab/><text:tab/><text:span text:style-name="T23">[int: addr], int: art</text:span></text:p>
        </text:list-item>
        <text:list-item>
          <text:p text:style-name="P68">LOK_FUNKTION_AUS_*<text:tab/><text:tab/><text:span text:style-name="T23">[int: addr], int: art</text:span></text:p>
        </text:list-item>
        <text:list-item>
          <text:p text:style-name="P68">LOK_FUNKTION_IMPULS_*<text:tab/><text:span text:style-name="T23">[int: addr], int: art</text:span></text:p>
        </text:list-item>
        <text:list-item>
          <text:p text:style-name="P60">SCHALTEN<text:span text:style-name="T23">_IMPULS<text:tab/><text:tab/>int: addr</text:span></text:p>
        </text:list-item>
        <text:list-item>
          <text:p text:style-name="P70">SCHALTEN_AN<text:tab/><text:tab/><text:tab/>int: addr</text:p>
        </text:list-item>
        <text:list-item>
          <text:p text:style-name="P70">SCHALTEN_AUS<text:tab/><text:tab/><text:tab/>int: addr</text:p>
        </text:list-item>
      </text:list>
      <text:p text:style-name="P71"/>
      <text:p text:style-name="P72">Nachticht an MobaServer</text:p>
      <text:list text:style-name="L13">
        <text:list-item>
          <text:p text:style-name="P73">FAHRSTRASSE_SCHALTEN<text:tab/>int: id</text:p>
        </text:list-item>
        <text:list-item>
          <text:p text:style-name="P73">FAHRSTRASSE_GESCHALTET<text:tab/>int: id</text:p>
        </text:list-item>
        <text:list-item>
          <text:p text:style-name="P73">FAHRSTRASSE_FREIGEGEBEN<text:tab/>int: id</text:p>
        </text:list-item>
        <text:list-item>
          <text:p text:style-name="P73">BLOCK_FREIGABE<text:tab/><text:tab/><text:tab/>int: id</text:p>
        </text:list-item>
      </text:list>
      <text:p text:style-name="P71"><text:bookmark-end text:name="__DdeLink__553_1232053315"/><text:soft-page-break/></text:p>
      <text:p text:style-name="P72">Sonstiges</text:p>
      <text:list text:style-name="L14">
        <text:list-item>
          <text:p text:style-name="P74">LEERBEFEHL</text:p>
        </text:list-item>
      </text:list>
      <text:list text:continue-list="list1186702233" text:style-name="L4">
        <text:list-item>
          <text:p text:style-name="P75">VERZOEGERUNG<text:tab/><text:tab/><text:tab/>int: ms</text:p>
          <text:p text:style-name="P76"/>
        </text:list-item>
      </text:list>
      <text:p text:style-name="P71"/>
      <text:p text:style-name="P71"/>
      <text:list text:continue-list="list71629329312364" text:style-name="L12">
        <text:list-item>
          <text:p text:style-name="P77">Stirnbeleuchtung</text:p>
        </text:list-item>
        <text:list-item>
          <text:p text:style-name="P77">innenbeleuchtung</text:p>
        </text:list-item>
        <text:list-item>
          <text:p text:style-name="P77">Rücklicht</text:p>
        </text:list-item>
        <text:list-item>
          <text:p text:style-name="P77">Geräsch</text:p>
        </text:list-item>
        <text:list-item>
          <text:p text:style-name="P77">Pantograf</text:p>
        </text:list-item>
        <text:list-item>
          <text:p text:style-name="P77">Rauch</text:p>
        </text:list-item>
        <text:list-item>
          <text:p text:style-name="P77">Telexkupplung</text:p>
        </text:list-item>
        <text:list-item>
          <text:p text:style-name="P77">Horn</text:p>
        </text:list-item>
        <text:list-item>
          <text:p text:style-name="P77">Glocke</text:p>
        </text:list-item>
        <text:list-item>
          <text:p text:style-name="P77">Betriebsgeräusch</text:p>
        </text:list-item>
        <text:list-item>
          <text:p text:style-name="P77">Führerstand vorn</text:p>
        </text:list-item>
        <text:list-item>
          <text:p text:style-name="P77">Führerstand hinten</text:p>
        </text:list-item>
        <text:list-item>
          <text:p text:style-name="P77">Führerstandsbeleuchtung</text:p>
        </text:list-item>
        <text:list-item>
          <text:p text:style-name="P77">Telexkupplung hinten</text:p>
        </text:list-item>
        <text:list-item>
          <text:p text:style-name="P77">Telexkupplung vorne</text:p>
        </text:list-item>
        <text:list-item>
          <text:p text:style-name="P77">pantorgraf hinten</text:p>
        </text:list-item>
        <text:list-item>
          <text:p text:style-name="P77">pantograf vorne</text:p>
        </text:list-item>
        <text:list-item>
          <text:p text:style-name="P77"><text:tab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21T07:16:27.916547572</dc:date>
    <meta:editing-duration>PT22H51M30S</meta:editing-duration>
    <meta:editing-cycles>41</meta:editing-cycles>
    <meta:generator>LibreOffice/25.2.3.2$Linux_X86_64 LibreOffice_project/520$Build-2</meta:generator>
    <meta:document-statistic meta:table-count="0" meta:image-count="0" meta:object-count="0" meta:page-count="5" meta:paragraph-count="164" meta:word-count="750" meta:character-count="5314" meta:non-whitespace-character-count="4811"/>
  </office:meta>
</office:document-meta>
</file>